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4.408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4.79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>
            <text:p>proposed</text:p>
          </table:table-cell>
          <table:table-cell office:value-type="string">
            <text:p>VP/VP/VP/VBN/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posed</text:p>
          </table:table-cell>
          <table:table-cell office:value-type="string">
            <text:p>S/VP/VP/VBN/Y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othesized</text:p>
          </table:table-cell>
          <table:table-cell office:value-type="string">
            <text:p>VP/VP/VP/VBN/Y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othesized</text:p>
          </table:table-cell>
          <table:table-cell office:value-type="string">
            <text:p>S/VP/VP/VBN/Y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othesized</text:p>
          </table:table-cell>
          <table:table-cell office:value-type="string">
            <text:p>ROOT/S/VP/VBD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pported</text:p>
          </table:table-cell>
          <table:table-cell office:value-type="string">
            <text:p>S/VP/VP/VBN/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mplying</text:p>
          </table:table-cell>
          <table:table-cell office:value-type="string">
            <text:p>VP/S/VP/VBG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mplying</text:p>
          </table:table-cell>
          <table:table-cell office:value-type="string">
            <text:p>S/S/VP/VBG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edicts</text:p>
          </table:table-cell>
          <table:table-cell office:value-type="string">
            <text:p>SBAR/S/VP/VBZ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emed</text:p>
          </table:table-cell>
          <table:table-cell office:value-type="string">
            <text:p>S/VP/VP/VBD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60.7</text:p>
          </table:table-cell>
        </table:table-row>
        <table:table-row table:style-name="ro1">
          <table:table-cell office:value-type="string">
            <text:p>seemed</text:p>
          </table:table-cell>
          <table:table-cell office:value-type="string">
            <text:p>S/S/VP/VBD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emed</text:p>
          </table:table-cell>
          <table:table-cell office:value-type="string">
            <text:p>ROOT/S/VP/VBD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s_or</text:p>
          </table:table-cell>
          <table:table-cell office:value-type="string">
            <text:p>ROOT/S/VP/VBZ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ither_or_or</text:p>
          </table:table-cell>
          <table:table-cell office:value-type="string">
            <text:p>NP/PP/N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43.6</text:p>
          </table:table-cell>
        </table:table-row>
        <table:table-row table:style-name="ro1">
          <table:table-cell office:value-type="string">
            <text:p>consistent_with</text:p>
          </table:table-cell>
          <table:table-cell office:value-type="string">
            <text:p>S/VP/ADJP/JJ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othesize</text:p>
          </table:table-cell>
          <table:table-cell office:value-type="string">
            <text:p>ROOT/S/VP/VBP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ems</text:p>
          </table:table-cell>
          <table:table-cell office:value-type="string">
            <text:p>S/VP/VP/VBZ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ems</text:p>
          </table:table-cell>
          <table:table-cell office:value-type="string">
            <text:p>S/S/VP/VBZ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ems</text:p>
          </table:table-cell>
          <table:table-cell office:value-type="string">
            <text:p>ROOT/S/VP/VBZ/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4.6</text:p>
          </table:table-cell>
        </table:table-row>
        <table:table-row table:style-name="ro1">
          <table:table-cell office:value-type="string">
            <text:p>seems</text:p>
          </table:table-cell>
          <table:table-cell office:value-type="string">
            <text:p>SBAR/S/VP/VBZ/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ems</text:p>
          </table:table-cell>
          <table:table-cell office:value-type="string">
            <text:p>ROOT/S/VP/VBZ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282.5 S461.6</text:p>
          </table:table-cell>
        </table:table-row>
        <table:table-row table:style-name="ro1">
          <table:table-cell office:value-type="string">
            <text:p>seems</text:p>
          </table:table-cell>
          <table:table-cell office:value-type="string">
            <text:p>S/S/VP/VBZ/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hould</text:p>
          </table:table-cell>
          <table:table-cell office:value-type="string">
            <text:p>SBAR/S/VP/MD/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894.5 S355.3</text:p>
          </table:table-cell>
        </table:table-row>
        <table:table-row table:style-name="ro1">
          <table:table-cell office:value-type="string">
            <text:p>should</text:p>
          </table:table-cell>
          <table:table-cell office:value-type="string">
            <text:p>ROOT/S/VP/MD/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6.9</text:p>
          </table:table-cell>
        </table:table-row>
        <table:table-row table:style-name="ro1">
          <table:table-cell office:value-type="string">
            <text:p>should</text:p>
          </table:table-cell>
          <table:table-cell office:value-type="string">
            <text:p>ROOT/S/VP/MD/N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hould</text:p>
          </table:table-cell>
          <table:table-cell office:value-type="string">
            <text:p>SBAR/S/VP/MD/N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eel</text:p>
          </table:table-cell>
          <table:table-cell office:value-type="string">
            <text:p>ROOT/S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ises_the_intriguing_possibility</text:p>
          </table:table-cell>
          <table:table-cell office:value-type="string">
            <text:p>ROOT/S/VP/VBZ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tulated</text:p>
          </table:table-cell>
          <table:table-cell office:value-type="string">
            <text:p>VP/VP/VP/VBN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tulated</text:p>
          </table:table-cell>
          <table:table-cell office:value-type="string">
            <text:p>ROOT/S/VP/VBD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esumed</text:p>
          </table:table-cell>
          <table:table-cell office:value-type="string">
            <text:p>S/VP/VP/VBN/Y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ght</text:p>
          </table:table-cell>
          <table:table-cell office:value-type="string">
            <text:p>S/VP/VP/MD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ght</text:p>
          </table:table-cell>
          <table:table-cell office:value-type="string">
            <text:p>S/S/VP/MD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ght</text:p>
          </table:table-cell>
          <table:table-cell office:value-type="string">
            <text:p>SBAR/S/VP/MD/Y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ght</text:p>
          </table:table-cell>
          <table:table-cell office:value-type="string">
            <text:p>ROOT/S/VP/MD/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ght</text:p>
          </table:table-cell>
          <table:table-cell office:value-type="string">
            <text:p>S/S/VP/MD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ght</text:p>
          </table:table-cell>
          <table:table-cell office:value-type="string">
            <text:p>S/VP/VP/MD/Y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ght</text:p>
          </table:table-cell>
          <table:table-cell office:value-type="string">
            <text:p>ROOT/S/VP/MD/N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8.10</text:p>
          </table:table-cell>
        </table:table-row>
        <table:table-row table:style-name="ro1">
          <table:table-cell office:value-type="string">
            <text:p>might</text:p>
          </table:table-cell>
          <table:table-cell office:value-type="string">
            <text:p>SBAR/S/VP/MD/N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ing</text:p>
          </table:table-cell>
          <table:table-cell office:value-type="string">
            <text:p>VP/S/VP/VBG/N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ing</text:p>
          </table:table-cell>
          <table:table-cell office:value-type="string">
            <text:p>VP/NP/VP/VBG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ing</text:p>
          </table:table-cell>
          <table:table-cell office:value-type="string">
            <text:p>PP/NP/VP/VBG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ing</text:p>
          </table:table-cell>
          <table:table-cell office:value-type="string">
            <text:p>VP/S/VP/VBG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ing</text:p>
          </table:table-cell>
          <table:table-cell office:value-type="string">
            <text:p>PP/NP/VP/VBG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dvance_the_hypothesis</text:p>
          </table:table-cell>
          <table:table-cell office:value-type="string">
            <text:p>S/VP/VP/V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utative</text:p>
          </table:table-cell>
          <table:table-cell office:value-type="string">
            <text:p>S/S/NP/JJ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34.4</text:p>
          </table:table-cell>
        </table:table-row>
        <table:table-row table:style-name="ro1">
          <table:table-cell office:value-type="string">
            <text:p>putative</text:p>
          </table:table-cell>
          <table:table-cell office:value-type="string">
            <text:p>NP/PP/NP/JJ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5.6 S898.3 S490.2</text:p>
          </table:table-cell>
        </table:table-row>
        <table:table-row table:style-name="ro1">
          <table:table-cell office:value-type="string">
            <text:p>putative</text:p>
          </table:table-cell>
          <table:table-cell office:value-type="string">
            <text:p>VP/V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513.10 S643.3 S205.3</text:p>
          </table:table-cell>
        </table:table-row>
        <table:table-row table:style-name="ro1">
          <table:table-cell office:value-type="string">
            <text:p>putative</text:p>
          </table:table-cell>
          <table:table-cell office:value-type="string">
            <text:p>VP/P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85.6 S365.10</text:p>
          </table:table-cell>
        </table:table-row>
        <table:table-row table:style-name="ro1">
          <table:table-cell office:value-type="string">
            <text:p>putative</text:p>
          </table:table-cell>
          <table:table-cell office:value-type="string">
            <text:p>ROOT/S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99.1</text:p>
          </table:table-cell>
        </table:table-row>
        <table:table-row table:style-name="ro1">
          <table:table-cell office:value-type="string">
            <text:p>putative</text:p>
          </table:table-cell>
          <table:table-cell office:value-type="string">
            <text:p>S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S54.4 S72.1 S753.2 S466.11</text:p>
          </table:table-cell>
        </table:table-row>
        <table:table-row table:style-name="ro1">
          <table:table-cell office:value-type="string">
            <text:p>putative</text:p>
          </table:table-cell>
          <table:table-cell office:value-type="string">
            <text:p>NP/VP/NP/JJ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utative</text:p>
          </table:table-cell>
          <table:table-cell office:value-type="string">
            <text:p>NP/PRN/NP/JJ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utative</text:p>
          </table:table-cell>
          <table:table-cell office:value-type="string">
            <text:p>S/V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4.4</text:p>
          </table:table-cell>
        </table:table-row>
        <table:table-row table:style-name="ro1">
          <table:table-cell office:value-type="string">
            <text:p>putative</text:p>
          </table:table-cell>
          <table:table-cell office:value-type="string">
            <text:p>NP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199.9 S427.9 S441.3</text:p>
          </table:table-cell>
        </table:table-row>
        <table:table-row table:style-name="ro1">
          <table:table-cell office:value-type="string">
            <text:p>putative</text:p>
          </table:table-cell>
          <table:table-cell office:value-type="string">
            <text:p>PP/NP/NP/JJ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<text:s/>S647.7 S134.2 S316.5 S218.1 S245.11 S414.7 S477.4</text:p>
          </table:table-cell>
        </table:table-row>
        <table:table-row table:style-name="ro1">
          <table:table-cell office:value-type="string">
            <text:p>putative</text:p>
          </table:table-cell>
          <table:table-cell office:value-type="string">
            <text:p>VP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S38.7 S731.2 S218.3 S965.6</text:p>
          </table:table-cell>
        </table:table-row>
        <table:table-row table:style-name="ro1">
          <table:table-cell office:value-type="string">
            <text:p>putative</text:p>
          </table:table-cell>
          <table:table-cell office:value-type="string">
            <text:p>FRAG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54.4</text:p>
          </table:table-cell>
        </table:table-row>
        <table:table-row table:style-name="ro1">
          <table:table-cell office:value-type="string">
            <text:p>propose</text:p>
          </table:table-cell>
          <table:table-cell office:value-type="string">
            <text:p>S/S/VP/VBP/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51.8</text:p>
          </table:table-cell>
        </table:table-row>
        <table:table-row table:style-name="ro1">
          <table:table-cell office:value-type="string">
            <text:p>propose</text:p>
          </table:table-cell>
          <table:table-cell office:value-type="string">
            <text:p>ROOT/S/VP/VBP/N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sible</text:p>
          </table:table-cell>
          <table:table-cell office:value-type="string">
            <text:p>S/VP/ADJP/JJ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52.5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VP/V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330.4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NP/P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01.6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NP/NP/ADJ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010.9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S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156.4 S976.2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S/VP/ADJP/JJ/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822.12 S410.17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NP/V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315.12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S/V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81.7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VP/PP/NP/JJ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00.14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NP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<text:s/>S565.8 S118.1 S145.1 S145.2 S773.8 S323.5 S971.1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VP/VP/ADJP/JJ/N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sible</text:p>
          </table:table-cell>
          <table:table-cell office:value-type="string">
            <text:p>PP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S165.7 S277.6 S257.9 S995.8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VP/NP/NP/JJ/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S549.2 S8.10 S319.7 S439.9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S/V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28.10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NP/P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661.10 S784.5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VP/ADJP/ADJP/R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sibly</text:p>
          </table:table-cell>
          <table:table-cell office:value-type="string">
            <text:p>VP/VP/N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33.7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VP/VP/ADVP/RB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369.8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VP/P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3.6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VP/UCP/ADJP/RB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sibly</text:p>
          </table:table-cell>
          <table:table-cell office:value-type="string">
            <text:p>PP/NP/NP/RB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56.5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PP/N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18.10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NP/PRN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656.5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PP/NP/ADJP/RB/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sibly</text:p>
          </table:table-cell>
          <table:table-cell office:value-type="string">
            <text:p>NP/NP/NP/R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sibly</text:p>
          </table:table-cell>
          <table:table-cell office:value-type="string">
            <text:p>VP/VP/ADVP/RB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03.8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S/VP/P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01.7</text:p>
          </table:table-cell>
        </table:table-row>
        <table:table-row table:style-name="ro1">
          <table:table-cell office:value-type="string">
            <text:p>possibly</text:p>
          </table:table-cell>
          <table:table-cell office:value-type="string">
            <text:p>VP/NP/ADVP/RB/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sibly</text:p>
          </table:table-cell>
          <table:table-cell office:value-type="string">
            <text:p>NP/UC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91.6</text:p>
          </table:table-cell>
        </table:table-row>
        <table:table-row table:style-name="ro1">
          <table:table-cell office:value-type="string">
            <text:p>not_clear</text:p>
          </table:table-cell>
          <table:table-cell office:value-type="string">
            <text:p>ROOT/S/VP/RB/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605.4</text:p>
          </table:table-cell>
        </table:table-row>
        <table:table-row table:style-name="ro1">
          <table:table-cell office:value-type="string">
            <text:p>not_clear</text:p>
          </table:table-cell>
          <table:table-cell office:value-type="string">
            <text:p>S/S/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152.8 S250.4</text:p>
          </table:table-cell>
        </table:table-row>
        <table:table-row table:style-name="ro1">
          <table:table-cell office:value-type="string">
            <text:p>not_clear</text:p>
          </table:table-cell>
          <table:table-cell office:value-type="string">
            <text:p>SBAR/S/VP/RB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32.4</text:p>
          </table:table-cell>
        </table:table-row>
        <table:table-row table:style-name="ro1">
          <table:table-cell office:value-type="string">
            <text:p>speculate</text:p>
          </table:table-cell>
          <table:table-cell office:value-type="string">
            <text:p>S/S/VP/VBP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peculate</text:p>
          </table:table-cell>
          <table:table-cell office:value-type="string">
            <text:p>S/VP/VP/VB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35.10</text:p>
          </table:table-cell>
        </table:table-row>
        <table:table-row table:style-name="ro1">
          <table:table-cell office:value-type="string">
            <text:p>speculate</text:p>
          </table:table-cell>
          <table:table-cell office:value-type="string">
            <text:p>ROOT/S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peculate</text:p>
          </table:table-cell>
          <table:table-cell office:value-type="string">
            <text:p>ROOT/S/VP/VBP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ssue_is_raised</text:p>
          </table:table-cell>
          <table:table-cell office:value-type="string">
            <text:p>ROOT/S/NP/NN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.5</text:p>
          </table:table-cell>
        </table:table-row>
        <table:table-row table:style-name="ro1">
          <table:table-cell office:value-type="string">
            <text:p>not_possible_to_ascertain</text:p>
          </table:table-cell>
          <table:table-cell office:value-type="string">
            <text:p>ROOT/S/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04.3</text:p>
          </table:table-cell>
        </table:table-row>
        <table:table-row table:style-name="ro1">
          <table:table-cell office:value-type="string">
            <text:p>evaluated_for</text:p>
          </table:table-cell>
          <table:table-cell office:value-type="string">
            <text:p>S/VP/VP/VBN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7.2</text:p>
          </table:table-cell>
        </table:table-row>
        <table:table-row table:style-name="ro1">
          <table:table-cell office:value-type="string">
            <text:p>investigate</text:p>
          </table:table-cell>
          <table:table-cell office:value-type="string">
            <text:p>S/VP/VP/VB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ion</text:p>
          </table:table-cell>
          <table:table-cell office:value-type="string">
            <text:p>S/V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008.9</text:p>
          </table:table-cell>
        </table:table-row>
        <table:table-row table:style-name="ro1">
          <table:table-cell office:value-type="string">
            <text:p>predicted</text:p>
          </table:table-cell>
          <table:table-cell office:value-type="string">
            <text:p>S/VP/VP/VBN/Y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peculation</text:p>
          </table:table-cell>
          <table:table-cell office:value-type="string">
            <text:p>NP/N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655.8</text:p>
          </table:table-cell>
        </table:table-row>
        <table:table-row table:style-name="ro1">
          <table:table-cell office:value-type="string">
            <text:p>indicate_that</text:p>
          </table:table-cell>
          <table:table-cell office:value-type="string">
            <text:p>S/S/VP/VBP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<text:s/>S579.7 S721.7 S753.9 S789.11 S849.12 S448.10 S496.2 S498.7</text:p>
          </table:table-cell>
        </table:table-row>
        <table:table-row table:style-name="ro1">
          <table:table-cell office:value-type="string">
            <text:p>indicate_that</text:p>
          </table:table-cell>
          <table:table-cell office:value-type="string">
            <text:p>ROOT/S/VP/VBP/N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S315.12 S275.6 S487.11 S985.8</text:p>
          </table:table-cell>
        </table:table-row>
        <table:table-row table:style-name="ro1">
          <table:table-cell office:value-type="string">
            <text:p>indicate_that</text:p>
          </table:table-cell>
          <table:table-cell office:value-type="string">
            <text:p>ROOT/S/VP/VBP/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27.8</text:p>
          </table:table-cell>
        </table:table-row>
        <table:table-row table:style-name="ro1">
          <table:table-cell office:value-type="string">
            <text:p>indicate_that</text:p>
          </table:table-cell>
          <table:table-cell office:value-type="string">
            <text:p>S/VP/VP/VBP/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_that</text:p>
          </table:table-cell>
          <table:table-cell office:value-type="string">
            <text:p>S/VP/VP/V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y_or</text:p>
          </table:table-cell>
          <table:table-cell office:value-type="string">
            <text:p>SBAR/S/VP/MD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48.8</text:p>
          </table:table-cell>
        </table:table-row>
        <table:table-row table:style-name="ro1">
          <table:table-cell office:value-type="string">
            <text:p>idea</text:p>
          </table:table-cell>
          <table:table-cell office:value-type="string">
            <text:p>S/V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66.7</text:p>
          </table:table-cell>
        </table:table-row>
        <table:table-row table:style-name="ro1">
          <table:table-cell office:value-type="string">
            <text:p>potent</text:p>
          </table:table-cell>
          <table:table-cell office:value-type="string">
            <text:p>VP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31.9</text:p>
          </table:table-cell>
        </table:table-row>
        <table:table-row table:style-name="ro1">
          <table:table-cell office:value-type="string">
            <text:p>plausible</text:p>
          </table:table-cell>
          <table:table-cell office:value-type="string">
            <text:p>S/VP/ADJ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05.4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S/V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49.7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VP/VP/ADVP/RB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kely</text:p>
          </table:table-cell>
          <table:table-cell office:value-type="string">
            <text:p>VP/ADJP/ADJ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82.8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VP/P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13.8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S/VP/ADJP/JJ/N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s/>S661.6 S915.11 S922.6 S949.4 S461.5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SBAR/S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644.8 S263.8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S/VP/ADJP/R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kely</text:p>
          </table:table-cell>
          <table:table-cell office:value-type="string">
            <text:p>NP/V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22.16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VP/NP/NP/JJ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kely</text:p>
          </table:table-cell>
          <table:table-cell office:value-type="string">
            <text:p>PP/NP/ADJ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68.5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ADVP/PRN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64.6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S/VP/ADVP/RB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47.9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VP/S/ADJP/JJ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kely</text:p>
          </table:table-cell>
          <table:table-cell office:value-type="string">
            <text:p>ROOT/S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S667.8 S871.14 S298.2 S310.5 S459.6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VP/VP/ADJP/JJ/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kely</text:p>
          </table:table-cell>
          <table:table-cell office:value-type="string">
            <text:p>S/VP/ADJP/JJ/Y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S379.8 S467.7</text:p>
          </table:table-cell>
        </table:table-row>
        <table:table-row table:style-name="ro1">
          <table:table-cell office:value-type="string">
            <text:p>likely</text:p>
          </table:table-cell>
          <table:table-cell office:value-type="string">
            <text:p>NP/NP/ADJ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<text:s/>S92.8 S93.7 S699.9 S710.8 S251.9 S875.6</text:p>
          </table:table-cell>
        </table:table-row>
        <table:table-row table:style-name="ro1">
          <table:table-cell office:value-type="string">
            <text:p>expect</text:p>
          </table:table-cell>
          <table:table-cell office:value-type="string">
            <text:p>S/VP/VP/V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</text:p>
          </table:table-cell>
          <table:table-cell office:value-type="string">
            <text:p>ROOT/S/VP/VBP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</text:p>
          </table:table-cell>
          <table:table-cell office:value-type="string">
            <text:p>SBAR/S/VP/VBP/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71.13</text:p>
          </table:table-cell>
        </table:table-row>
        <table:table-row table:style-name="ro1">
          <table:table-cell office:value-type="string">
            <text:p>appear</text:p>
          </table:table-cell>
          <table:table-cell office:value-type="string">
            <text:p>VP/VP/VP/VB/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</text:p>
          </table:table-cell>
          <table:table-cell office:value-type="string">
            <text:p>S/VP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</text:p>
          </table:table-cell>
          <table:table-cell office:value-type="string">
            <text:p>S/S/VP/VBP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</text:p>
          </table:table-cell>
          <table:table-cell office:value-type="string">
            <text:p>S/VP/VP/VB/Y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</text:p>
          </table:table-cell>
          <table:table-cell office:value-type="string">
            <text:p>ROOT/S/VP/VBP/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10.7</text:p>
          </table:table-cell>
        </table:table-row>
        <table:table-row table:style-name="ro1">
          <table:table-cell office:value-type="string">
            <text:p>appear</text:p>
          </table:table-cell>
          <table:table-cell office:value-type="string">
            <text:p>S/VP/VP/VB/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03.9</text:p>
          </table:table-cell>
        </table:table-row>
        <table:table-row table:style-name="ro1">
          <table:table-cell office:value-type="string">
            <text:p>appear</text:p>
          </table:table-cell>
          <table:table-cell office:value-type="string">
            <text:p>SBAR/S/VP/VBP/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PP/NP/VP/VBG/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73.5</text:p>
          </table:table-cell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ADJP/S/VP/VBG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3.8</text:p>
          </table:table-cell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PP/S/VP/VBG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VP/S/VP/VBG/Y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VP/NP/VP/VBG/N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VP/S/VP/VBG/N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PP/S/VP/VBG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VP/VP/VP/VBG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ing</text:p>
          </table:table-cell>
          <table:table-cell office:value-type="string">
            <text:p>S/VP/VP/VBG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bably</text:p>
          </table:table-cell>
          <table:table-cell office:value-type="string">
            <text:p>S/V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556.6 S571.11</text:p>
          </table:table-cell>
        </table:table-row>
        <table:table-row table:style-name="ro1">
          <table:table-cell office:value-type="string">
            <text:p>probably</text:p>
          </table:table-cell>
          <table:table-cell office:value-type="string">
            <text:p>VP/VP/ADVP/RB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52.10</text:p>
          </table:table-cell>
        </table:table-row>
        <table:table-row table:style-name="ro1">
          <table:table-cell office:value-type="string">
            <text:p>probably</text:p>
          </table:table-cell>
          <table:table-cell office:value-type="string">
            <text:p>VP/PP/ADVP/RB/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bably</text:p>
          </table:table-cell>
          <table:table-cell office:value-type="string">
            <text:p>SBAR/S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S126.7 S679.9 S368.3 S974.7</text:p>
          </table:table-cell>
        </table:table-row>
        <table:table-row table:style-name="ro1">
          <table:table-cell office:value-type="string">
            <text:p>probably</text:p>
          </table:table-cell>
          <table:table-cell office:value-type="string">
            <text:p>ROOT/S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81.4</text:p>
          </table:table-cell>
        </table:table-row>
        <table:table-row table:style-name="ro1">
          <table:table-cell office:value-type="string">
            <text:p>probably</text:p>
          </table:table-cell>
          <table:table-cell office:value-type="string">
            <text:p>S/VP/ADVP/RB/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S10.3 S2.11</text:p>
          </table:table-cell>
        </table:table-row>
        <table:table-row table:style-name="ro1">
          <table:table-cell office:value-type="string">
            <text:p>viable</text:p>
          </table:table-cell>
          <table:table-cell office:value-type="string">
            <text:p>VP/VP/ADJP/JJ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pposed</text:p>
          </table:table-cell>
          <table:table-cell office:value-type="string">
            <text:p>S/VP/VP/VBN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sibility</text:p>
          </table:table-cell>
          <table:table-cell office:value-type="string">
            <text:p>S/V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687.4 S339.9</text:p>
          </table:table-cell>
        </table:table-row>
        <table:table-row table:style-name="ro1">
          <table:table-cell office:value-type="string">
            <text:p>possibility</text:p>
          </table:table-cell>
          <table:table-cell office:value-type="string">
            <text:p>VP/N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15.11 S939.12</text:p>
          </table:table-cell>
        </table:table-row>
        <table:table-row table:style-name="ro1">
          <table:table-cell office:value-type="string">
            <text:p>possibility</text:p>
          </table:table-cell>
          <table:table-cell office:value-type="string">
            <text:p>S/N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34.10</text:p>
          </table:table-cell>
        </table:table-row>
        <table:table-row table:style-name="ro1">
          <table:table-cell office:value-type="string">
            <text:p>possibility</text:p>
          </table:table-cell>
          <table:table-cell office:value-type="string">
            <text:p>VP/V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5.2</text:p>
          </table:table-cell>
        </table:table-row>
        <table:table-row table:style-name="ro1">
          <table:table-cell office:value-type="string">
            <text:p>whether_or_not</text:p>
          </table:table-cell>
          <table:table-cell office:value-type="string">
            <text:p>S/VP/SBAR/IN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ether_or_not</text:p>
          </table:table-cell>
          <table:table-cell office:value-type="string">
            <text:p>NP/PP/SBAR/IN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othesis</text:p>
          </table:table-cell>
          <table:table-cell office:value-type="string">
            <text:p>S/N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88.4</text:p>
          </table:table-cell>
        </table:table-row>
        <table:table-row table:style-name="ro1">
          <table:table-cell office:value-type="string">
            <text:p>hypothesis</text:p>
          </table:table-cell>
          <table:table-cell office:value-type="string">
            <text:p>ROOT/S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97.4</text:p>
          </table:table-cell>
        </table:table-row>
        <table:table-row table:style-name="ro1">
          <table:table-cell office:value-type="string">
            <text:p>hypothesis</text:p>
          </table:table-cell>
          <table:table-cell office:value-type="string">
            <text:p>ADJP/P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30.12</text:p>
          </table:table-cell>
        </table:table-row>
        <table:table-row table:style-name="ro1">
          <table:table-cell office:value-type="string">
            <text:p>hypothesis</text:p>
          </table:table-cell>
          <table:table-cell office:value-type="string">
            <text:p>S/V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S512.9 S547.11 S587.3 S826.9</text:p>
          </table:table-cell>
        </table:table-row>
        <table:table-row table:style-name="ro1">
          <table:table-cell office:value-type="string">
            <text:p>hypothesis</text:p>
          </table:table-cell>
          <table:table-cell office:value-type="string">
            <text:p>VP/P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59.8</text:p>
          </table:table-cell>
        </table:table-row>
        <table:table-row table:style-name="ro1">
          <table:table-cell office:value-type="string">
            <text:p>hypothesis</text:p>
          </table:table-cell>
          <table:table-cell office:value-type="string">
            <text:p>VP/V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177.2 S35.5 S719.3</text:p>
          </table:table-cell>
        </table:table-row>
        <table:table-row table:style-name="ro1">
          <table:table-cell office:value-type="string">
            <text:p>if_not</text:p>
          </table:table-cell>
          <table:table-cell office:value-type="string">
            <text:p>ADVP/PRN/SBAR/IN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f_not</text:p>
          </table:table-cell>
          <table:table-cell office:value-type="string">
            <text:p>NP/PRN/SBAR/IN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ises_questions</text:p>
          </table:table-cell>
          <table:table-cell office:value-type="string">
            <text:p>ROOT/S/VP/VBZ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stimate</text:p>
          </table:table-cell>
          <table:table-cell office:value-type="string">
            <text:p>ROOT/S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s</text:p>
          </table:table-cell>
          <table:table-cell office:value-type="string">
            <text:p>S/VP/VP/VBZ/Y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s</text:p>
          </table:table-cell>
          <table:table-cell office:value-type="string">
            <text:p>ROOT/S/VP/VBZ/N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<text:s/>S520.4 S676.10 S685.11 S707.7 S426.7 S433.6 S962.4</text:p>
          </table:table-cell>
        </table:table-row>
        <table:table-row table:style-name="ro1">
          <table:table-cell office:value-type="string">
            <text:p>appears</text:p>
          </table:table-cell>
          <table:table-cell office:value-type="string">
            <text:p>SBAR/S/VP/VBZ/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s</text:p>
          </table:table-cell>
          <table:table-cell office:value-type="string">
            <text:p>S/VP/VP/VBZ/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117.7 S223.9 S468.10</text:p>
          </table:table-cell>
        </table:table-row>
        <table:table-row table:style-name="ro1">
          <table:table-cell office:value-type="string">
            <text:p>appears</text:p>
          </table:table-cell>
          <table:table-cell office:value-type="string">
            <text:p>FRAG/S/VP/VBZ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s</text:p>
          </table:table-cell>
          <table:table-cell office:value-type="string">
            <text:p>SBAR/S/VP/VBZ/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52.3</text:p>
          </table:table-cell>
        </table:table-row>
        <table:table-row table:style-name="ro1">
          <table:table-cell office:value-type="string">
            <text:p>appears</text:p>
          </table:table-cell>
          <table:table-cell office:value-type="string">
            <text:p>ROOT/S/VP/VBZ/Y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743.9 S455.5</text:p>
          </table:table-cell>
        </table:table-row>
        <table:table-row table:style-name="ro1">
          <table:table-cell office:value-type="string">
            <text:p>appears</text:p>
          </table:table-cell>
          <table:table-cell office:value-type="string">
            <text:p>S/S/VP/VBZ/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583.10 S642.10 S837.12</text:p>
          </table:table-cell>
        </table:table-row>
        <table:table-row table:style-name="ro1">
          <table:table-cell office:value-type="string">
            <text:p>suggested</text:p>
          </table:table-cell>
          <table:table-cell office:value-type="string">
            <text:p>SBAR/S/VP/VBD/N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ed</text:p>
          </table:table-cell>
          <table:table-cell office:value-type="string">
            <text:p>S/S/VP/VBD/N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ed</text:p>
          </table:table-cell>
          <table:table-cell office:value-type="string">
            <text:p>S/VP/VP/VBN/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164.5 S66.3 S704.2</text:p>
          </table:table-cell>
        </table:table-row>
        <table:table-row table:style-name="ro1">
          <table:table-cell office:value-type="string">
            <text:p>suggested</text:p>
          </table:table-cell>
          <table:table-cell office:value-type="string">
            <text:p>VP/VP/VP/VBN/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S19.8</text:p>
          </table:table-cell>
        </table:table-row>
        <table:table-row table:style-name="ro1">
          <table:table-cell office:value-type="string">
            <text:p>suggested</text:p>
          </table:table-cell>
          <table:table-cell office:value-type="string">
            <text:p>SBAR/S/VP/VBN/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ed</text:p>
          </table:table-cell>
          <table:table-cell office:value-type="string">
            <text:p>ROOT/S/VP/VBD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ed</text:p>
          </table:table-cell>
          <table:table-cell office:value-type="string">
            <text:p>S/VP/VP/VBN/N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ed</text:p>
          </table:table-cell>
          <table:table-cell office:value-type="string">
            <text:p>ROOT/S/VP/VBD/N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uld</text:p>
          </table:table-cell>
          <table:table-cell office:value-type="string">
            <text:p>S/VP/VP/MD/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59.14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S/S/VP/MD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uld</text:p>
          </table:table-cell>
          <table:table-cell office:value-type="string">
            <text:p>SBAR/S/VP/MD/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uld</text:p>
          </table:table-cell>
          <table:table-cell office:value-type="string">
            <text:p>ROOT/S/VP/MD/Y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138.11 S307.11 S241.3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S/S/VP/MD/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uld</text:p>
          </table:table-cell>
          <table:table-cell office:value-type="string">
            <text:p>S/VP/VP/MD/Y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uld</text:p>
          </table:table-cell>
          <table:table-cell office:value-type="string">
            <text:p>ROOT/S/VP/MD/N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14.6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SBAR/S/VP/MD/N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48.8</text:p>
          </table:table-cell>
        </table:table-row>
        <table:table-row table:style-name="ro1">
          <table:table-cell office:value-type="string">
            <text:p>suggests</text:p>
          </table:table-cell>
          <table:table-cell office:value-type="string">
            <text:p>S/VP/VP/VBZ/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s</text:p>
          </table:table-cell>
          <table:table-cell office:value-type="string">
            <text:p>SBAR/S/VP/VBZ/Y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s</text:p>
          </table:table-cell>
          <table:table-cell office:value-type="string">
            <text:p>ROOT/S/VP/VBZ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s</text:p>
          </table:table-cell>
          <table:table-cell office:value-type="string">
            <text:p>ROOT/S/VP/VBZ/N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s</text:p>
          </table:table-cell>
          <table:table-cell office:value-type="string">
            <text:p>SBAR/S/VP/VBZ/N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eferentially</text:p>
          </table:table-cell>
          <table:table-cell office:value-type="string">
            <text:p>VP/VP/ADVP/RB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bscure</text:p>
          </table:table-cell>
          <table:table-cell office:value-type="string">
            <text:p>VP/VP/ADJP/JJ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58.7</text:p>
          </table:table-cell>
        </table:table-row>
        <table:table-row table:style-name="ro1">
          <table:table-cell office:value-type="string">
            <text:p>suggestion</text:p>
          </table:table-cell>
          <table:table-cell office:value-type="string">
            <text:p>VP/PP/NP/NN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27.8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string">
            <text:p>S/VP/ADJP/JJ/N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19.6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NP/PP/NP/CC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44.3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S/VP/ADJP/CC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17.6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SBAR/S/N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SBAR/S/ADJ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NP/VP/ADVP/CC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S/NP/ADJ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NP/PP/NP/CC/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<text:s/>S583.9 S644.5 S96.9 S129.8 S18.9 S9.4 S274.14 S963.3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PP/NP/SBAR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NP/NP/QP/CC/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VP/X/N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24.4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S/NP/N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31.10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NP/ADJP/NP/CC/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ROOT/S/NP/CC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SBAR/S/VP/CC/Y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PP/NP/ADV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VP/ADJP/P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VP/NP/QP/CC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NP/VP/P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VP/VP/ADJ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S/VP/PP/CC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62.4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VP/VP/P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PP/NP/NP/CC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56.8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S/VP/V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15.3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NP/NP/ADJP/CC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VP/PP/NP/CC/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<text:s/>S524.4 S531.6 S559.6 S621.11 S73.6 S899.10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VP/NP/ADJ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NP/VP/NP/CC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586.11 S590.9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S/VP/NP/CC/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704.3 S731.15 S250.4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VP/VP/VP/CC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VP/NP/N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26.5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S/VP/UC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314.9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PP/PP/NP/CC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.6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NP/NP/ADV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02.4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S/VP/SBAR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NP/PRN/N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</text:p>
          </table:table-cell>
          <table:table-cell office:value-type="string">
            <text:p>ADJP/PP/NP/CC/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S405.8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SBAR/S/V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esumably</text:p>
          </table:table-cell>
          <table:table-cell office:value-type="string">
            <text:p>S/V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76.4 S314.4</text:p>
          </table:table-cell>
        </table:table-row>
        <table:table-row table:style-name="ro1">
          <table:table-cell office:value-type="string">
            <text:p>presumably</text:p>
          </table:table-cell>
          <table:table-cell office:value-type="string">
            <text:p>VP/S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78.4</text:p>
          </table:table-cell>
        </table:table-row>
        <table:table-row table:style-name="ro1">
          <table:table-cell office:value-type="string">
            <text:p>presumably</text:p>
          </table:table-cell>
          <table:table-cell office:value-type="string">
            <text:p>VP/VP/PP/RB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45.4</text:p>
          </table:table-cell>
        </table:table-row>
        <table:table-row table:style-name="ro1">
          <table:table-cell office:value-type="string">
            <text:p>presumably</text:p>
          </table:table-cell>
          <table:table-cell office:value-type="string">
            <text:p>PP/N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82.8</text:p>
          </table:table-cell>
        </table:table-row>
        <table:table-row table:style-name="ro1">
          <table:table-cell office:value-type="string">
            <text:p>presumably</text:p>
          </table:table-cell>
          <table:table-cell office:value-type="string">
            <text:p>VP/S/ADVP/RB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08.11</text:p>
          </table:table-cell>
        </table:table-row>
        <table:table-row table:style-name="ro1">
          <table:table-cell office:value-type="string">
            <text:p>presumably</text:p>
          </table:table-cell>
          <table:table-cell office:value-type="string">
            <text:p>VP/N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90.9</text:p>
          </table:table-cell>
        </table:table-row>
        <table:table-row table:style-name="ro1">
          <table:table-cell office:value-type="string">
            <text:p>unclear</text:p>
          </table:table-cell>
          <table:table-cell office:value-type="string">
            <text:p>S/VP/ADJP/JJ/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163.3 S759.12 S909.6</text:p>
          </table:table-cell>
        </table:table-row>
        <table:table-row table:style-name="ro1">
          <table:table-cell office:value-type="string">
            <text:p>unclear</text:p>
          </table:table-cell>
          <table:table-cell office:value-type="string">
            <text:p>VP/VP/ADJP/JJ/Y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n_not_be_excluded</text:p>
          </table:table-cell>
          <table:table-cell office:value-type="string">
            <text:p>SBAR/S/VP/MD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ed</text:p>
          </table:table-cell>
          <table:table-cell office:value-type="string">
            <text:p>S/S/VP/VBD/N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ed</text:p>
          </table:table-cell>
          <table:table-cell office:value-type="string">
            <text:p>S/VP/VP/VBD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0.4</text:p>
          </table:table-cell>
        </table:table-row>
        <table:table-row table:style-name="ro1">
          <table:table-cell office:value-type="string">
            <text:p>appeared</text:p>
          </table:table-cell>
          <table:table-cell office:value-type="string">
            <text:p>ROOT/S/VP/VBD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325.10</text:p>
          </table:table-cell>
        </table:table-row>
        <table:table-row table:style-name="ro1">
          <table:table-cell office:value-type="string">
            <text:p>appeared</text:p>
          </table:table-cell>
          <table:table-cell office:value-type="string">
            <text:p>S/VP/VP/VBD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ed</text:p>
          </table:table-cell>
          <table:table-cell office:value-type="string">
            <text:p>SBAR/S/VP/VBD/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eared</text:p>
          </table:table-cell>
          <table:table-cell office:value-type="string">
            <text:p>ROOT/S/VP/VBD/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S163.9 S714.6 S786.11 S904.7</text:p>
          </table:table-cell>
        </table:table-row>
        <table:table-row table:style-name="ro1">
          <table:table-cell office:value-type="string">
            <text:p>implicates</text:p>
          </table:table-cell>
          <table:table-cell office:value-type="string">
            <text:p>ROOT/S/VP/VBZ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posing</text:p>
          </table:table-cell>
          <table:table-cell office:value-type="string">
            <text:p>VP/NP/VP/VBG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d_that</text:p>
          </table:table-cell>
          <table:table-cell office:value-type="string">
            <text:p>ROOT/S/VP/VBD/Y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d_that</text:p>
          </table:table-cell>
          <table:table-cell office:value-type="string">
            <text:p>S/VP/VP/VBD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d_that</text:p>
          </table:table-cell>
          <table:table-cell office:value-type="string">
            <text:p>S/S/VP/VBD/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567.4 S644.8 S297.14</text:p>
          </table:table-cell>
        </table:table-row>
        <table:table-row table:style-name="ro1">
          <table:table-cell office:value-type="string">
            <text:p>indicated_that</text:p>
          </table:table-cell>
          <table:table-cell office:value-type="string">
            <text:p>ROOT/S/VP/VBD/N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6.7</text:p>
          </table:table-cell>
        </table:table-row>
        <table:table-row table:style-name="ro1">
          <table:table-cell office:value-type="string">
            <text:p>no_evidence</text:p>
          </table:table-cell>
          <table:table-cell office:value-type="string">
            <text:p>SBAR/S/NP/DT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ises_the_possibility</text:p>
          </table:table-cell>
          <table:table-cell office:value-type="string">
            <text:p>ROOT/S/VP/VBZ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ises_the_possibility</text:p>
          </table:table-cell>
          <table:table-cell office:value-type="string">
            <text:p>SBAR/S/VP/VBZ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ddressed_the_question_of</text:p>
          </table:table-cell>
          <table:table-cell office:value-type="string">
            <text:p>ROOT/S/VP/VBD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ould</text:p>
          </table:table-cell>
          <table:table-cell office:value-type="string">
            <text:p>ROOT/S/VP/MD/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ould</text:p>
          </table:table-cell>
          <table:table-cell office:value-type="string">
            <text:p>ROOT/S/VP/MD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ould</text:p>
          </table:table-cell>
          <table:table-cell office:value-type="string">
            <text:p>SBAR/S/VP/MD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othetically</text:p>
          </table:table-cell>
          <table:table-cell office:value-type="string">
            <text:p>NP/V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27.12</text:p>
          </table:table-cell>
        </table:table-row>
        <table:table-row table:style-name="ro1">
          <table:table-cell office:value-type="string">
            <text:p>assumed</text:p>
          </table:table-cell>
          <table:table-cell office:value-type="string">
            <text:p>NP/ADJP/ADJP/VBN/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umed</text:p>
          </table:table-cell>
          <table:table-cell office:value-type="string">
            <text:p>S/VP/VP/VBN/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pport</text:p>
          </table:table-cell>
          <table:table-cell office:value-type="string">
            <text:p>ROOT/S/VP/VBP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17.10</text:p>
          </table:table-cell>
        </table:table-row>
        <table:table-row table:style-name="ro1">
          <table:table-cell office:value-type="string">
            <text:p>increasing_evidence</text:p>
          </table:table-cell>
          <table:table-cell office:value-type="string">
            <text:p>S/VP/VP/VBG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</text:p>
          </table:table-cell>
          <table:table-cell office:value-type="string">
            <text:p>SBAR/S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</text:p>
          </table:table-cell>
          <table:table-cell office:value-type="string">
            <text:p>ROOT/S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</text:p>
          </table:table-cell>
          <table:table-cell office:value-type="string">
            <text:p>S/VP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</text:p>
          </table:table-cell>
          <table:table-cell office:value-type="string">
            <text:p>S/VP/VP/V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umption</text:p>
          </table:table-cell>
          <table:table-cell office:value-type="string">
            <text:p>VP/V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99.14</text:p>
          </table:table-cell>
        </table:table-row>
        <table:table-row table:style-name="ro1">
          <table:table-cell office:value-type="string">
            <text:p>and\/or_might</text:p>
          </table:table-cell>
          <table:table-cell office:value-type="string">
            <text:p>S/NP/NP/CC/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xpected</text:p>
          </table:table-cell>
          <table:table-cell office:value-type="string">
            <text:p>VP/VP/VP/VBN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posal</text:p>
          </table:table-cell>
          <table:table-cell office:value-type="string">
            <text:p>PP/N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387.10</text:p>
          </table:table-cell>
        </table:table-row>
        <table:table-row table:style-name="ro1">
          <table:table-cell office:value-type="string">
            <text:p>indicates_that</text:p>
          </table:table-cell>
          <table:table-cell office:value-type="string">
            <text:p>S/VP/VP/VBZ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s_that</text:p>
          </table:table-cell>
          <table:table-cell office:value-type="string">
            <text:p>ROOT/S/VP/VBZ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s_that</text:p>
          </table:table-cell>
          <table:table-cell office:value-type="string">
            <text:p>ROOT/S/VP/VBZ/N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52.5</text:p>
          </table:table-cell>
        </table:table-row>
        <table:table-row table:style-name="ro1">
          <table:table-cell office:value-type="string">
            <text:p>not_elucidated</text:p>
          </table:table-cell>
          <table:table-cell office:value-type="string">
            <text:p>SBAR/S/VP/RB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t_elucidated</text:p>
          </table:table-cell>
          <table:table-cell office:value-type="string">
            <text:p>ROOT/S/VP/RB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_evidence_of</text:p>
          </table:table-cell>
          <table:table-cell office:value-type="string">
            <text:p>VP/NP/NP/DT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52.12</text:p>
          </table:table-cell>
        </table:table-row>
        <table:table-row table:style-name="ro1">
          <table:table-cell office:value-type="string">
            <text:p>suggestions</text:p>
          </table:table-cell>
          <table:table-cell office:value-type="string">
            <text:p>PP/NP/NP/NNS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t_known</text:p>
          </table:table-cell>
          <table:table-cell office:value-type="string">
            <text:p>S/S/VP/RB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52.4</text:p>
          </table:table-cell>
        </table:table-row>
        <table:table-row table:style-name="ro1">
          <table:table-cell office:value-type="string">
            <text:p>not_known</text:p>
          </table:table-cell>
          <table:table-cell office:value-type="string">
            <text:p>ROOT/S/VP/RB/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t_known</text:p>
          </table:table-cell>
          <table:table-cell office:value-type="string">
            <text:p>NP/NP/VP/RB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68.3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S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80.11 S406.5 S448.11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PP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2.4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NP/N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67.7</text:p>
          </table:table-cell>
        </table:table-row>
        <table:table-row table:style-name="ro1">
          <table:table-cell office:value-type="string">
            <text:p>suspected</text:p>
          </table:table-cell>
          <table:table-cell office:value-type="string">
            <text:p>VP/VP/VP/VBN/Y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spected</text:p>
          </table:table-cell>
          <table:table-cell office:value-type="string">
            <text:p>S/VP/VP/VBN/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lieve</text:p>
          </table:table-cell>
          <table:table-cell office:value-type="string">
            <text:p>ROOT/S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n_be_deduced</text:p>
          </table:table-cell>
          <table:table-cell office:value-type="string">
            <text:p>ROOT/S/VP/MD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xamined_for</text:p>
          </table:table-cell>
          <table:table-cell office:value-type="string">
            <text:p>VP/VP/VP/VBN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ght_or</text:p>
          </table:table-cell>
          <table:table-cell office:value-type="string">
            <text:p>S/VP/VP/MD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es</text:p>
          </table:table-cell>
          <table:table-cell office:value-type="string">
            <text:p>ROOT/S/VP/VBZ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ether</text:p>
          </table:table-cell>
          <table:table-cell office:value-type="string">
            <text:p>S/VP/SBAR/IN/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008.4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VP/VP/SBAR/IN/Y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ether</text:p>
          </table:table-cell>
          <table:table-cell office:value-type="string">
            <text:p>VP/PP/SBAR/IN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ether</text:p>
          </table:table-cell>
          <table:table-cell office:value-type="string">
            <text:p>S/NP/SBAR/IN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ether</text:p>
          </table:table-cell>
          <table:table-cell office:value-type="string">
            <text:p>ADVP/PP/SBAR/IN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ether</text:p>
          </table:table-cell>
          <table:table-cell office:value-type="string">
            <text:p>VP/VP/PP/IN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ether</text:p>
          </table:table-cell>
          <table:table-cell office:value-type="string">
            <text:p>S/VP/SBAR/IN/N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ether</text:p>
          </table:table-cell>
          <table:table-cell office:value-type="string">
            <text:p>NP/PP/SBAR/IN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ether</text:p>
          </table:table-cell>
          <table:table-cell office:value-type="string">
            <text:p>VP/VP/SBAR/IN/N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99.8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VP/VP/NP/I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55.3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PP/SBAR/SBAR/IN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mply</text:p>
          </table:table-cell>
          <table:table-cell office:value-type="string">
            <text:p>ROOT/S/VP/VBP/N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mply</text:p>
          </table:table-cell>
          <table:table-cell office:value-type="string">
            <text:p>ROOT/S/VP/VBP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mply</text:p>
          </table:table-cell>
          <table:table-cell office:value-type="string">
            <text:p>S/VP/VP/VBP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mply</text:p>
          </table:table-cell>
          <table:table-cell office:value-type="string">
            <text:p>S/VP/VP/V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VP/VP/VP/VBN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S/VP/VP/VBN/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ive</text:p>
          </table:table-cell>
          <table:table-cell office:value-type="string">
            <text:p>S/VP/ADVP/JJ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ive</text:p>
          </table:table-cell>
          <table:table-cell office:value-type="string">
            <text:p>VP/VP/ADVP/JJ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ppose</text:p>
          </table:table-cell>
          <table:table-cell office:value-type="string">
            <text:p>SBAR/S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n</text:p>
          </table:table-cell>
          <table:table-cell office:value-type="string">
            <text:p>S/VP/VP/MD/N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n</text:p>
          </table:table-cell>
          <table:table-cell office:value-type="string">
            <text:p>S/S/VP/MD/N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n</text:p>
          </table:table-cell>
          <table:table-cell office:value-type="string">
            <text:p>SBAR/S/VP/MD/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46.3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string">
            <text:p>ROOT/S/VP/MD/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79.12 S406.5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string">
            <text:p>S/S/VP/MD/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n</text:p>
          </table:table-cell>
          <table:table-cell office:value-type="string">
            <text:p>ROOT/S/VP/MD/N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n</text:p>
          </table:table-cell>
          <table:table-cell office:value-type="string">
            <text:p>SBAR/S/VP/MD/N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lieved</text:p>
          </table:table-cell>
          <table:table-cell office:value-type="string">
            <text:p>S/VP/VP/VBN/Y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S493.7</text:p>
          </table:table-cell>
        </table:table-row>
        <table:table-row table:style-name="ro1">
          <table:table-cell office:value-type="string">
            <text:p>no_proof</text:p>
          </table:table-cell>
          <table:table-cell office:value-type="string">
            <text:p>S/VP/NP/DT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02.4</text:p>
          </table:table-cell>
        </table:table-row>
        <table:table-row table:style-name="ro1">
          <table:table-cell office:value-type="string">
            <text:p>indicated</text:p>
          </table:table-cell>
          <table:table-cell office:value-type="string">
            <text:p>ROOT/S/VP/VBD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rhaps</text:p>
          </table:table-cell>
          <table:table-cell office:value-type="string">
            <text:p>ROOT/S/ADVP/RB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52.16</text:p>
          </table:table-cell>
        </table:table-row>
        <table:table-row table:style-name="ro1">
          <table:table-cell office:value-type="string">
            <text:p>Perhaps</text:p>
          </table:table-cell>
          <table:table-cell office:value-type="string">
            <text:p>ROOT/S/ADVP/RB/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hether_unknown</text:p>
          </table:table-cell>
          <table:table-cell office:value-type="string">
            <text:p>ROOT/S/SBAR/IN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VP/PP/P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94.7</text:p>
          </table:table-cell>
        </table:table-row>
        <table:table-row table:style-name="ro1">
          <table:table-cell office:value-type="string">
            <text:p>either_or</text:p>
          </table:table-cell>
          <table:table-cell office:value-type="string">
            <text:p>VP/NP/N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68.9</text:p>
          </table:table-cell>
        </table:table-row>
        <table:table-row table:style-name="ro1">
          <table:table-cell office:value-type="string">
            <text:p>either_or</text:p>
          </table:table-cell>
          <table:table-cell office:value-type="string">
            <text:p>S/VP/UC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VP/NP/P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NP/VP/NP/CC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VP/PP/NP/CC/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49.13</text:p>
          </table:table-cell>
        </table:table-row>
        <table:table-row table:style-name="ro1">
          <table:table-cell office:value-type="string">
            <text:p>either_or</text:p>
          </table:table-cell>
          <table:table-cell office:value-type="string">
            <text:p>S/VP/SBAR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VP/NP/ADJ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NP/PP/NP/CC/N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ADJP/PP/N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SBAR/S/N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741.9 S880.4</text:p>
          </table:table-cell>
        </table:table-row>
        <table:table-row table:style-name="ro1">
          <table:table-cell office:value-type="string">
            <text:p>either_or</text:p>
          </table:table-cell>
          <table:table-cell office:value-type="string">
            <text:p>S/VP/NP/CC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60.6</text:p>
          </table:table-cell>
        </table:table-row>
        <table:table-row table:style-name="ro1">
          <table:table-cell office:value-type="string">
            <text:p>either_or</text:p>
          </table:table-cell>
          <table:table-cell office:value-type="string">
            <text:p>ROOT/S/VP/CC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8.6</text:p>
          </table:table-cell>
        </table:table-row>
        <table:table-row table:style-name="ro1">
          <table:table-cell office:value-type="string">
            <text:p>either_or</text:p>
          </table:table-cell>
          <table:table-cell office:value-type="string">
            <text:p>VP/VP/ADJ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ither_or</text:p>
          </table:table-cell>
          <table:table-cell office:value-type="string">
            <text:p>S/VP/PP/CC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ypothetically</text:p>
          </table:table-cell>
          <table:table-cell office:value-type="string">
            <text:p>ROOT/S/ADVP/RB/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fer_to</text:p>
          </table:table-cell>
          <table:table-cell office:value-type="string">
            <text:p>ROOT/S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tential</text:p>
          </table:table-cell>
          <table:table-cell office:value-type="string">
            <text:p>S/NP/NP/JJ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nlikely</text:p>
          </table:table-cell>
          <table:table-cell office:value-type="string">
            <text:p>S/V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67.4</text:p>
          </table:table-cell>
        </table:table-row>
        <table:table-row table:style-name="ro1">
          <table:table-cell office:value-type="string">
            <text:p>unlikely</text:p>
          </table:table-cell>
          <table:table-cell office:value-type="string">
            <text:p>S/VP/ADJP/JJ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em</text:p>
          </table:table-cell>
          <table:table-cell office:value-type="string">
            <text:p>S/VP/VP/VBP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em</text:p>
          </table:table-cell>
          <table:table-cell office:value-type="string">
            <text:p>PRN/VP/VP/V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83.6</text:p>
          </table:table-cell>
        </table:table-row>
        <table:table-row table:style-name="ro1">
          <table:table-cell office:value-type="string">
            <text:p>seem</text:p>
          </table:table-cell>
          <table:table-cell office:value-type="string">
            <text:p>ROOT/S/VP/VBP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em</text:p>
          </table:table-cell>
          <table:table-cell office:value-type="string">
            <text:p>S/VP/VP/VB/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arently</text:p>
          </table:table-cell>
          <table:table-cell office:value-type="string">
            <text:p>S/VP/ADVP/RB/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arently</text:p>
          </table:table-cell>
          <table:table-cell office:value-type="string">
            <text:p>NP/NP/ADJP/R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parently</text:p>
          </table:table-cell>
          <table:table-cell office:value-type="string">
            <text:p>S/VP/ADVP/RB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312.5</text:p>
          </table:table-cell>
        </table:table-row>
        <table:table-row table:style-name="ro1">
          <table:table-cell office:value-type="string">
            <text:p>apparently</text:p>
          </table:table-cell>
          <table:table-cell office:value-type="string">
            <text:p>VP/V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659.10</text:p>
          </table:table-cell>
        </table:table-row>
        <table:table-row table:style-name="ro1">
          <table:table-cell office:value-type="string">
            <text:p>apparently</text:p>
          </table:table-cell>
          <table:table-cell office:value-type="string">
            <text:p>VP/PP/ADVP/RB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f</text:p>
          </table:table-cell>
          <table:table-cell office:value-type="string">
            <text:p>S/VP/SBAR/IN/N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f</text:p>
          </table:table-cell>
          <table:table-cell office:value-type="string">
            <text:p>VP/VP/SBAR/IN/N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f</text:p>
          </table:table-cell>
          <table:table-cell office:value-type="string">
            <text:p>VP/SBAR/SBAR/I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335.3</text:p>
          </table:table-cell>
        </table:table-row>
        <table:table-row table:style-name="ro1">
          <table:table-cell office:value-type="string">
            <text:p>if</text:p>
          </table:table-cell>
          <table:table-cell office:value-type="string">
            <text:p>VP/VP/SBAR/IN/Y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rhaps</text:p>
          </table:table-cell>
          <table:table-cell office:value-type="string">
            <text:p>S/VP/ADVP/RB/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rhaps</text:p>
          </table:table-cell>
          <table:table-cell office:value-type="string">
            <text:p>NP/ADJP/ADJP/R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rhaps</text:p>
          </table:table-cell>
          <table:table-cell office:value-type="string">
            <text:p>VP/PP/ADVP/RB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30.8</text:p>
          </table:table-cell>
        </table:table-row>
        <table:table-row table:style-name="ro1">
          <table:table-cell office:value-type="string">
            <text:p>perhaps</text:p>
          </table:table-cell>
          <table:table-cell office:value-type="string">
            <text:p>PP/NP/NP/R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rhaps</text:p>
          </table:table-cell>
          <table:table-cell office:value-type="string">
            <text:p>NP/VP/ADVP/RB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rhaps</text:p>
          </table:table-cell>
          <table:table-cell office:value-type="string">
            <text:p>VP/V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35.10</text:p>
          </table:table-cell>
        </table:table-row>
        <table:table-row table:style-name="ro1">
          <table:table-cell office:value-type="string">
            <text:p>suggest</text:p>
          </table:table-cell>
          <table:table-cell office:value-type="string">
            <text:p>ROOT/S/VP/VBP/Y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</text:p>
          </table:table-cell>
          <table:table-cell office:value-type="string">
            <text:p>VP/VP/VP/V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</text:p>
          </table:table-cell>
          <table:table-cell office:value-type="string">
            <text:p>NP/S/VP/VBP/N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</text:p>
          </table:table-cell>
          <table:table-cell office:value-type="string">
            <text:p>S/VP/VP/VBP/N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583.9 S191.5 S168.11</text:p>
          </table:table-cell>
        </table:table-row>
        <table:table-row table:style-name="ro1">
          <table:table-cell office:value-type="string">
            <text:p>suggest</text:p>
          </table:table-cell>
          <table:table-cell office:value-type="string">
            <text:p>S/S/VP/VBP/N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<text:s/>S516.10 S336.7 S842.12 S844.10 S345.13 S936.9</text:p>
          </table:table-cell>
        </table:table-row>
        <table:table-row table:style-name="ro1">
          <table:table-cell office:value-type="string">
            <text:p>suggest</text:p>
          </table:table-cell>
          <table:table-cell office:value-type="string">
            <text:p>ROOT/S/VP/VBP/N</text:p>
          </table:table-cell>
          <table:table-cell office:value-type="float" office:value="189">
            <text:p>189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<text:s/>S73.11 S38.11 S741.9 S205.12 S767.9 S802.14 S319.7 S395.7 S1007.11</text:p>
          </table:table-cell>
        </table:table-row>
        <table:table-row table:style-name="ro1">
          <table:table-cell office:value-type="string">
            <text:p>suggest</text:p>
          </table:table-cell>
          <table:table-cell office:value-type="string">
            <text:p>FRAG/S/VP/VBP/N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ggest</text:p>
          </table:table-cell>
          <table:table-cell office:value-type="string">
            <text:p>S/VP/VP/VB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49.12</text:p>
          </table:table-cell>
        </table:table-row>
        <table:table-row table:style-name="ro1">
          <table:table-cell office:value-type="string">
            <text:p>Possible</text:p>
          </table:table-cell>
          <table:table-cell office:value-type="string">
            <text:p>ROOT/NP/NP/JJ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ssible</text:p>
          </table:table-cell>
          <table:table-cell office:value-type="string">
            <text:p>S/NP/NP/JJ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45.7</text:p>
          </table:table-cell>
        </table:table-row>
        <table:table-row table:style-name="ro1">
          <table:table-cell office:value-type="string">
            <text:p>implicating</text:p>
          </table:table-cell>
          <table:table-cell office:value-type="string">
            <text:p>VP/S/VP/VBG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tential</text:p>
          </table:table-cell>
          <table:table-cell office:value-type="string">
            <text:p>S/VP/NP/JJ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778.12 S792.7</text:p>
          </table:table-cell>
        </table:table-row>
        <table:table-row table:style-name="ro1">
          <table:table-cell office:value-type="string">
            <text:p>potential</text:p>
          </table:table-cell>
          <table:table-cell office:value-type="string">
            <text:p>NP/P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28.5</text:p>
          </table:table-cell>
        </table:table-row>
        <table:table-row table:style-name="ro1">
          <table:table-cell office:value-type="string">
            <text:p>potential</text:p>
          </table:table-cell>
          <table:table-cell office:value-type="string">
            <text:p>S/NP/NP/JJ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93.7</text:p>
          </table:table-cell>
        </table:table-row>
        <table:table-row table:style-name="ro1">
          <table:table-cell office:value-type="string">
            <text:p>potential</text:p>
          </table:table-cell>
          <table:table-cell office:value-type="string">
            <text:p>VP/PP/NP/JJ/N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tential</text:p>
          </table:table-cell>
          <table:table-cell office:value-type="string">
            <text:p>NP/NP/NP/JJ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09.1</text:p>
          </table:table-cell>
        </table:table-row>
        <table:table-row table:style-name="ro1">
          <table:table-cell office:value-type="string">
            <text:p>potential</text:p>
          </table:table-cell>
          <table:table-cell office:value-type="string">
            <text:p>PP/NP/NP/JJ/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12.1</text:p>
          </table:table-cell>
        </table:table-row>
        <table:table-row table:style-name="ro1">
          <table:table-cell office:value-type="string">
            <text:p>potential</text:p>
          </table:table-cell>
          <table:table-cell office:value-type="string">
            <text:p>VP/NP/NP/JJ/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<text:s/>S547.11 S559.14 S583.3 S114.3 S756.9 S765.10 S795.4 S882.6 S909.11 S932.7 S938.4</text:p>
          </table:table-cell>
        </table:table-row>
        <table:table-row table:style-name="ro1">
          <table:table-cell office:value-type="string">
            <text:p>potential</text:p>
          </table:table-cell>
          <table:table-cell office:value-type="string">
            <text:p>VP/N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85.11</text:p>
          </table:table-cell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S/V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350.3</text:p>
          </table:table-cell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VP/ADJP/ADJP/R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VP/S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92.14</text:p>
          </table:table-cell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NP/NP/ADJP/RB/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NP/ADJP/ADJP/R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S/VP/ADJP/R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NP/V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875.10</text:p>
          </table:table-cell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PP/NP/ADJP/RB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VP/VP/ADVP/RB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S/NP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33.8</text:p>
          </table:table-cell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VP/VP/ADJP/RB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tentially</text:p>
          </table:table-cell>
          <table:table-cell office:value-type="string">
            <text:p>SBAR/S/AD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4.1</text:p>
          </table:table-cell>
        </table:table-row>
        <table:table-row table:style-name="ro1">
          <table:table-cell office:value-type="string">
            <text:p>raising_the_possibility</text:p>
          </table:table-cell>
          <table:table-cell office:value-type="string">
            <text:p>VP/S/VP/VBG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668.4</text:p>
          </table:table-cell>
        </table:table-row>
        <table:table-row table:style-name="ro1">
          <table:table-cell office:value-type="string">
            <text:p>raise_the_hypothesis</text:p>
          </table:table-cell>
          <table:table-cell office:value-type="string">
            <text:p>S/NP/VP/VBP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37.9</text:p>
          </table:table-cell>
        </table:table-row>
        <table:table-row table:style-name="ro1">
          <table:table-cell office:value-type="string">
            <text:p>not_evident</text:p>
          </table:table-cell>
          <table:table-cell office:value-type="string">
            <text:p>S/S/VP/RB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985.2</text:p>
          </table:table-cell>
        </table:table-row>
        <table:table-row table:style-name="ro1">
          <table:table-cell office:value-type="string">
            <text:p>infer</text:p>
          </table:table-cell>
          <table:table-cell office:value-type="string">
            <text:p>ROOT/S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nclusion</text:p>
          </table:table-cell>
          <table:table-cell office:value-type="string">
            <text:p>S/V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16.10</text:p>
          </table:table-cell>
        </table:table-row>
        <table:table-row table:style-name="ro1">
          <table:table-cell office:value-type="string">
            <text:p>raise_the_possibility</text:p>
          </table:table-cell>
          <table:table-cell office:value-type="string">
            <text:p>S/VP/VP/VBP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y</text:p>
          </table:table-cell>
          <table:table-cell office:value-type="string">
            <text:p>S/VP/VP/MD/N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24.12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S/S/VP/MD/N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41.11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SBAR/S/VP/MD/Y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43.8 S71.4 S859.3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ROOT/S/VP/MD/Y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y</text:p>
          </table:table-cell>
          <table:table-cell office:value-type="string">
            <text:p>SINV/S/VP/MD/Y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724.10 S813.6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S/S/VP/MD/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y</text:p>
          </table:table-cell>
          <table:table-cell office:value-type="string">
            <text:p>NONE/ROOT/SINV/MD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605.11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S/VP/VP/MD/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128.10 S688.10 S488.4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ROOT/S/VP/MD/N</text:p>
          </table:table-cell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<text:s/>S185.8 S716.5 S341.9 S439.7 S449.9 S491.8 S962.8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SBAR/S/VP/MD/N</text:p>
          </table:table-cell>
          <table:table-cell office:value-type="float" office:value="147">
            <text:p>147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<text:s/>S583.9 S635.12 S649.3 S119.11 S49.8 S718.10 S735.10 S802.14 S825.9 S846.9 S904.12</text:p>
          </table:table-cell>
        </table:table-row>
        <table:table-row table:style-name="ro1">
          <table:table-cell office:value-type="string">
            <text:p>raised_the_possibility</text:p>
          </table:table-cell>
          <table:table-cell office:value-type="string">
            <text:p>ROOT/S/VP/VBD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ing_that</text:p>
          </table:table-cell>
          <table:table-cell office:value-type="string">
            <text:p>VP/S/VP/VBG/N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280.6 S427.11</text:p>
          </table:table-cell>
        </table:table-row>
        <table:table-row table:style-name="ro1">
          <table:table-cell office:value-type="string">
            <text:p>indicating_that</text:p>
          </table:table-cell>
          <table:table-cell office:value-type="string">
            <text:p>PP/S/VP/VBG/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ing_that</text:p>
          </table:table-cell>
          <table:table-cell office:value-type="string">
            <text:p>VP/S/VP/VBG/Y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dicating_that</text:p>
          </table:table-cell>
          <table:table-cell office:value-type="string">
            <text:p>VP/NP/VP/VBG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bable</text:p>
          </table:table-cell>
          <table:table-cell office:value-type="string">
            <text:p>ROOT/S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53.8</text:p>
          </table:table-cell>
        </table:table-row>
        <table:table-row table:style-name="ro1">
          <table:table-cell office:value-type="string">
            <text:p>implies</text:p>
          </table:table-cell>
          <table:table-cell office:value-type="string">
            <text:p>ROOT/S/VP/VBZ/N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d\/or</text:p>
          </table:table-cell>
          <table:table-cell office:value-type="string">
            <text:p>SBAR/S/VP/CC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315.11</text:p>
          </table:table-cell>
        </table:table-row>
        <table:table-row table:style-name="ro1">
          <table:table-cell office:value-type="string">
            <text:p>and\/or</text:p>
          </table:table-cell>
          <table:table-cell office:value-type="string">
            <text:p>SBAR/S/VP/CC/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297.3</text:p>
          </table:table-cell>
        </table:table-row>
        <table:table-row table:style-name="ro1">
          <table:table-cell office:value-type="string">
            <text:p>and\/or</text:p>
          </table:table-cell>
          <table:table-cell office:value-type="string">
            <text:p>ROOT/S/V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S119.11 S191.5 S468.10</text:p>
          </table:table-cell>
        </table:table-row>
        <table:table-row table:style-name="ro1">
          <table:table-cell office:value-type="string">
            <text:p>and\/or</text:p>
          </table:table-cell>
          <table:table-cell office:value-type="string">
            <text:p>NP/NP/VP/CC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129.8</text:p>
          </table:table-cell>
        </table:table-row>
        <table:table-row table:style-name="ro1">
          <table:table-cell office:value-type="string">
            <text:p>compelling_evidence</text:p>
          </table:table-cell>
          <table:table-cell office:value-type="string">
            <text:p>S/VP/NP/JJ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530.11</text:p>
          </table:table-cell>
        </table:table-row>
        <table:table-row table:style-name="ro1">
          <table:table-cell office:value-type="string">
            <text:p>think</text:p>
          </table:table-cell>
          <table:table-cell office:value-type="string">
            <text:p>PRN/S/VP/VBP/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ought</text:p>
          </table:table-cell>
          <table:table-cell office:value-type="string">
            <text:p>VP/VP/VP/VBN/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ought</text:p>
          </table:table-cell>
          <table:table-cell office:value-type="string">
            <text:p>S/VP/VP/VBN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S560.2 S677.3 S289.3 S493.6</text:p>
          </table:table-cell>
        </table:table-row>
        <table:table-row table:style-name="ro1">
          <table:table-cell office:value-type="string">
            <text:p>thought</text:p>
          </table:table-cell>
          <table:table-cell office:value-type="string">
            <text:p>S/NP/VP/VBN/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45.7</text:p>
          </table:table-cell>
        </table:table-row>
        <table:table-row table:style-name="ro1">
          <table:table-cell office:value-type="string">
            <text:p>thought</text:p>
          </table:table-cell>
          <table:table-cell office:value-type="string">
            <text:p>NP/NP/VP/VBN/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ought</text:p>
          </table:table-cell>
          <table:table-cell office:value-type="string">
            <text:p>NP/NP/VP/VBN/Y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S734.4</text:p>
          </table:table-cell>
        </table:table-row>
        <table:table-row table:style-name="ro1">
          <table:table-cell office:value-type="string">
            <text:p>implied</text:p>
          </table:table-cell>
          <table:table-cell office:value-type="string">
            <text:p>ROOT/S/VP/VBD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tion</text:p>
          </table:table-cell>
          <table:table-cell office:value-type="string">
            <text:p>S/VP/NP/NN/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S798.9 S423.9</text:p>
          </table:table-cell>
        </table:table-row>
        <table:table-row table:style-name="ro1">
          <table:table-cell office:value-type="string">
            <text:p>hope</text:p>
          </table:table-cell>
          <table:table-cell office:value-type="string">
            <text:p>ROOT/S/VP/VBP/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+SUM([.C444:.G444])" office:value-type="float" office:value="2103">
            <text:p>2103</text:p>
          </table:table-cell>
          <table:table-cell table:formula="of:=+SUM([.C1:.C443])" office:value-type="float" office:value="1402">
            <text:p>1402</text:p>
          </table:table-cell>
          <table:table-cell table:formula="of:=+SUM([.D1:.D443])" office:value-type="float" office:value="204">
            <text:p>204</text:p>
          </table:table-cell>
          <table:table-cell table:formula="of:=+SUM([.E1:.E443])" office:value-type="float" office:value="90">
            <text:p>90</text:p>
          </table:table-cell>
          <table:table-cell table:formula="of:=+SUM([.F1:.F443])" office:value-type="float" office:value="29">
            <text:p>29</text:p>
          </table:table-cell>
          <table:table-cell table:formula="of:=+SUM([.G1:.G443])" office:value-type="float" office:value="378">
            <text:p>378</text:p>
          </table:table-cell>
          <table:table-cell table:style-name="ce1" table:formula="of:=+[.G444]/[.B444]" office:value-type="percentage" office:value="0.179743223965763">
            <text:p>17,97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25/04/2012</text:date>, <text:time>14:5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5T14:59:07</dc:date>
    <dc:creator>gmoncecchi </dc:creator>
    <meta:document-statistic meta:table-count="1" meta:cell-count="3312" meta:object-count="0"/>
    <meta:generator>OpenOffice.org/3.2$Unix OpenOffice.org_project/320m12$Build-9483</meta:generator>
  </office:meta>
</office:document-meta>
</file>